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Main" svg:font-family="MathJax_Main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</style:style>
    <style:style style:name="gr2" style:family="graphic" style:parent-style-name="standard">
      <style:graphic-properties draw:stroke="none" svg:stroke-color="#000000" draw:fill="none" draw:fill-color="#ffffff" fo:min-height="1.401cm"/>
    </style:style>
    <style:style style:name="gr3" style:family="graphic" style:parent-style-name="standard">
      <style:graphic-properties draw:stroke="none" svg:stroke-color="#000000" draw:fill="none" draw:fill-color="#ffffff" fo:min-height="1.727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MathJax_Main" style:font-name-asian="MathJax_Main" style:font-name-complex="MathJax_Main"/>
    </style:style>
    <style:style style:name="T2" style:family="text">
      <style:text-properties style:text-position="-33% 58%" style:font-name="Liberation Sans" style:font-name-asian="MathJax_Main" style:font-name-complex="MathJax_Main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="Liberation Sans1" style:font-name-asian="Liberation Sans1" style:font-name-complex="Liberation Sans1"/>
    </style:style>
    <style:style style:name="T5" style:family="text">
      <style:text-properties style:text-position="-33% 58%" style:font-name="Liberation Sans" style:font-name-asian="Liberation Sans1" style:font-name-complex="Liberation Sans1"/>
    </style:style>
    <style:style style:name="T6" style:family="text">
      <style:text-properties style:text-position="-33% 58%" style:font-name="Liberation Sans1" style:font-name-asian="Liberation Sans1" style:font-name-complex="Liberation Sans1"/>
    </style:style>
    <style:style style:name="T7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699cm" svg:height="1.397cm" svg:x="4.429cm" svg:y="1.001cm">
          <draw:text-box>
            <text:p text:style-name="P1"><text:span text:style-name="T1">Π</text:span><text:span text:style-name="T2">matrnr,vornam</text:span><text:span text:style-name="T2">e,name</text:span></text:p>
          </draw:text-box>
        </draw:frame>
        <draw:frame draw:style-name="gr2" draw:text-style-name="P4" draw:layer="layout" svg:width="9.398cm" svg:height="1.651cm" svg:x="2.143cm" svg:y="3.159cm">
          <draw:text-box>
            <text:p text:style-name="P3"><text:span text:style-name="T3">⨝</text:span></text:p>
          </draw:text-box>
        </draw:frame>
        <draw:frame draw:style-name="gr3" draw:text-style-name="P2" draw:layer="layout" svg:width="3.556cm" svg:height="1.977cm" svg:x="1.762cm" svg:y="7.858cm">
          <draw:text-box>
            <text:p text:style-name="P1"><text:span text:style-name="T4">σ</text:span><text:span text:style-name="T5">semeste</text:span><text:span text:style-name="T5">r</text:span><text:span text:style-name="T6">≤</text:span><text:span text:style-name="T5">2</text:span></text:p>
          </draw:text-box>
        </draw:frame>
        <draw:line draw:style-name="gr4" draw:text-style-name="P5" draw:layer="layout" svg:x1="6.842cm" svg:y1="3.287cm" svg:x2="6.842cm" svg:y2="2.144cm">
          <text:p/>
        </draw:line>
        <draw:frame draw:style-name="gr5" draw:text-style-name="P6" draw:layer="layout" svg:width="3.556cm" svg:height="1.27cm" svg:x="1.635cm" svg:y="9.509cm">
          <draw:text-box>
            <text:p text:style-name="P1">s<text:span text:style-name="T7">1</text:span></text:p>
          </draw:text-box>
        </draw:frame>
        <draw:frame draw:style-name="gr5" draw:text-style-name="P2" draw:layer="layout" svg:width="3.556cm" svg:height="1.27cm" svg:x="5.572cm" svg:y="8.112cm">
          <draw:text-box>
            <text:p text:style-name="P1">h<text:span text:style-name="T7">1</text:span></text:p>
          </draw:text-box>
        </draw:frame>
        <draw:frame draw:style-name="gr5" draw:text-style-name="P6" draw:layer="layout" svg:width="3.556cm" svg:height="1.27cm" svg:x="8.747cm" svg:y="5.953cm">
          <draw:text-box>
            <text:p text:style-name="P1">s<text:span text:style-name="T7">3</text:span></text:p>
          </draw:text-box>
        </draw:frame>
        <draw:line draw:style-name="gr4" draw:text-style-name="P5" draw:layer="layout" svg:x1="3.413cm" svg:y1="9.636cm" svg:x2="3.413cm" svg:y2="9.001cm">
          <text:p/>
        </draw:line>
        <draw:line draw:style-name="gr4" draw:text-style-name="P5" draw:layer="layout" svg:x1="3.54cm" svg:y1="8.239cm" svg:x2="5.445cm" svg:y2="6.842cm">
          <text:p/>
        </draw:line>
        <draw:line draw:style-name="gr4" draw:text-style-name="P5" draw:layer="layout" svg:x1="5.318cm" svg:y1="6.842cm" svg:x2="7.35cm" svg:y2="8.112cm">
          <text:p/>
        </draw:line>
        <draw:frame draw:style-name="gr2" draw:text-style-name="P6" draw:layer="layout" svg:width="9.398cm" svg:height="1.651cm" svg:x="0.619cm" svg:y="5.826cm">
          <draw:text-box>
            <text:p text:style-name="P1">⋉<text:span text:style-name="T7">studenten.matrnr=hoeren.matrnr</text:span></text:p>
          </draw:text-box>
        </draw:frame>
        <draw:line draw:style-name="gr4" draw:text-style-name="P5" draw:layer="layout" svg:x1="5.445cm" svg:y1="6.207cm" svg:x2="6.842cm" svg:y2="4.048cm">
          <text:p/>
        </draw:line>
        <draw:line draw:style-name="gr4" draw:text-style-name="P5" draw:layer="layout" svg:x1="10.398cm" svg:y1="5.953cm" svg:x2="6.842cm" svg:y2="4.04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_Main" svg:font-family="MathJax_Main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1T09:59:25.656478920</meta:creation-date>
    <dc:date>2019-12-11T10:11:51.283051399</dc:date>
    <meta:editing-duration>PT2M5S</meta:editing-duration>
    <meta:editing-cycles>1</meta:editing-cycles>
    <meta:document-statistic meta:object-count="13"/>
    <meta:generator>LibreOffice/6.1.6.3$Linux_X86_64 LibreOffice_project/10$Build-3</meta:generator>
  </office:meta>
</office:document-meta>
</file>